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 style:parent-style-name="Standard">
      <style:text-properties fo:language="en" fo:country="none"/>
    </style:style>
    <style:style style:name="P10" style:family="paragraph" style:parent-style-name="Preformatted_20_Text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2pt" fo:language="en" fo:country="none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size="40pt" fo:language="en" fo:country="none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14" style:family="paragraph" style:parent-style-name="Preformatted_20_Text">
      <style:paragraph-properties fo:margin-top="0in" fo:margin-bottom="0.1965in" fo:text-align="start" style:justify-single-word="false" style:writing-mode="lr-tb"/>
      <style:text-properties fo:language="en" fo:country="none"/>
    </style:style>
    <style:style style:name="P15" style:family="paragraph" style:parent-style-name="Preformatted_20_Text">
      <style:paragraph-properties fo:margin-top="0in" fo:margin-bottom="0.1965in" fo:text-align="start" style:justify-single-word="false" style:writing-mode="lr-tb"/>
      <style:text-properties fo:language="en" fo:country="non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6" style:family="paragraph" style:parent-style-name="Preformatted_20_Text">
      <style:paragraph-properties fo:margin-top="0in" fo:margin-bottom="0.1965in" fo:text-align="start" style:justify-single-word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7" style:family="paragraph" style:parent-style-name="Preformatted_20_Text">
      <style:paragraph-properties fo:text-align="start" style:justify-single-word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" style:family="paragraph" style:parent-style-name="Preformatted_20_Text">
      <style:paragraph-properties fo:text-align="start" style:justify-single-word="false" style:writing-mode="lr-tb"/>
      <style:text-properties fo:language="en" fo:country="non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ize="88pt" fo:font-style="italic" style:text-underline-style="solid" style:text-underline-width="auto" style:text-underline-color="font-color" fo:font-weight="bold" style:font-size-asian="88pt" style:font-style-asian="italic" style:font-weight-asian="bold" style:font-size-complex="88pt" style:font-style-complex="italic" style:font-weight-complex="bold"/>
    </style:style>
    <style:style style:name="T4" style:family="text">
      <style:text-properties fo:language="en" fo:country="none"/>
    </style:style>
    <style:style style:name="T5" style:family="text">
      <style:text-properties fo:font-size="36pt" style:font-size-asian="36pt" style:font-size-complex="3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0"/><text:span text:style-name="T3">Romanian</text:span></text:p>
      <text:p text:style-name="Standard"><text:span text:style-name="T1"/></text:p>
      <text:p text:style-name="Standard"><text:span text:style-name="T1"/></text:p>
      <text:p text:style-name="Standard"><text:span text:style-name="T1"><text:s text:c="5"/>Instructiuni instalare <text:s/></text:span></text:p>
      <text:p text:style-name="P2"/>
      <text:p text:style-name="P2"><text:s text:c="4"/>instalezi Python.exe</text:p>
      <text:p text:style-name="P2"><text:s text:c="4"/>cauti cmd si il pornesti si pui comanda urmatoare:</text:p>
      <text:p text:style-name="P2"><text:s text:c="4"/>pip install pynput</text:p>
      <text:p text:style-name="P2"><text:s text:c="4"/>inchizi cmd-ul</text:p>
      <text:p text:style-name="P2"><text:s text:c="4"/>Apesi de 2 ori pe fisierul Copy Keylogger.bat</text:p>
      <text:p text:style-name="P2"/>
      <text:p text:style-name="P2"/>
      <text:p text:style-name="P4">Pornire Keylogger</text:p>
      <text:p text:style-name="P3"/>
      <text:p text:style-name="P3">cauti cmd si il deschizi si tastezi cele doua comenzi:</text:p>
      <text:p text:style-name="P3">cd C:\Users\Public\Keylogger</text:p>
      <text:p text:style-name="P3">start.bat</text:p>
      <text:p text:style-name="P3"/>
      <text:p text:style-name="P3">sau</text:p>
      <text:p text:style-name="P3"/>
      <text:p text:style-name="P3">runati Start Keylogger.bat</text:p>
      <text:p text:style-name="P3"/>
      <text:p text:style-name="P1"><text:span text:style-name="T2"><text:s/></text:span><text:span text:style-name="T1">Unde se afla fisierul .txt</text:span></text:p>
      <text:p text:style-name="P3"/>
      <text:p text:style-name="P3">se afla in C:\Users\Public\Keylogger\log.tx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text:s text:c="7"/>English <text:s text:c="7"/></text:p>
      <text:p text:style-name="P6"><text:span text:style-name="T1"><text:s text:c="3"/></text:span><text:bookmark text:name="tw-target-text"/><text:span text:style-name="T1">Instalation <text:s/>Instructions <text:s text:c="42"/></text:span></text:p>
      <text:p text:style-name="P8"/>
      <text:p text:style-name="P10"><text:bookmark text:name="tw-target-text1"/> <text:span text:style-name="T4">install Python.exe</text:span></text:p>
      <text:p text:style-name="P17">    <text:span text:style-name="T4">look for cmd and start it and place the following command:</text:span></text:p>
      <text:p text:style-name="P17">    <text:span text:style-name="T4">pip install pynput</text:span></text:p>
      <text:p text:style-name="P17">    <text:span text:style-name="T4">close the cmd</text:span></text:p>
      <text:p text:style-name="P16">    <text:span text:style-name="T4">Double-click the Copy Keylogger.bat file</text:span></text:p>
      <text:p text:style-name="P3"/>
      <text:p text:style-name="P3"/>
      <text:p text:style-name="P13"><text:bookmark text:name="tw-target-text2"/><text:s text:c="2"/>Turn on Keylogger <text:s/></text:p>
      <text:p text:style-name="P3"/>
      <text:p text:style-name="P11"><text:bookmark text:name="tw-target-text3"/>look for cmd and open it and type the two commands:</text:p>
      <text:p text:style-name="P18">cd C: \ Users \ Public \ Keylogger</text:p>
      <text:p text:style-name="P15">start.bat</text:p>
      <text:p text:style-name="P3"/>
      <text:p text:style-name="P11"><text:bookmark text:name="tw-target-text4"/>or</text:p>
      <text:p text:style-name="P17"/>
      <text:p text:style-name="P15">open Start Keylogger.bat</text:p>
      <text:p text:style-name="P3"/>
      <text:p text:style-name="P12"><text:bookmark text:name="tw-target-text5"/> <text:span text:style-name="T4">Where is the .txt file</text:span></text:p>
      <text:p text:style-name="P8"/>
      <text:p text:style-name="P11"><text:bookmark text:name="tw-target-text6"/>is located in C: \ Users \ Public \ Keylogger \ log.tx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53S</meta:editing-duration>
    <meta:editing-cycles>5</meta:editing-cycles>
    <meta:generator>OpenOffice/4.1.7$Win32 OpenOffice.org_project/417m1$Build-9800</meta:generator>
    <dc:date>2020-05-31T09:03:13.65</dc:date>
    <meta:printed-by>Ciurdaru Iulian</meta:printed-by>
    <meta:print-date>2020-05-29T02:53:26.55</meta:print-date>
    <dc:creator>Ciurdaru Iulian</dc:creator>
    <meta:document-statistic meta:table-count="0" meta:image-count="0" meta:object-count="0" meta:page-count="2" meta:paragraph-count="30" meta:word-count="126" meta:character-count="898"/>
    <meta:user-defined meta:name="Info 1"/>
    <meta:user-defined meta:name="Info 2"/>
    <meta:user-defined meta:name="Info 3"/>
    <meta:user-defined meta:name="Info 4"/>
  </office:meta>
</office:document-meta>
</file>